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RateTask.FixedRateTask( Interval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RateTask.FixedRateTask( Runnable runnable , Duration interval , Duration initial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RateTask.FixedRateTask( Runnable runnable , long interval , long initial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